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ef4bc" officeooo:paragraph-rsid="000ef4bc"/>
    </style:style>
    <style:style style:name="P2" style:family="paragraph" style:parent-style-name="Preformatted_20_Text">
      <style:text-properties officeooo:rsid="000ef4bc" officeooo:paragraph-rsid="000ef4bc"/>
    </style:style>
    <style:style style:name="P3" style:family="paragraph" style:parent-style-name="Preformatted_20_Text">
      <style:text-properties officeooo:rsid="001072d8" officeooo:paragraph-rsid="001072d8"/>
    </style:style>
    <style:style style:name="T1" style:family="text">
      <style:text-properties officeooo:rsid="001006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 → Green → IC1 pin 14 (data)</text:p>
      <text:p text:style-name="P1">5 → White → IC1 pin 12 (latch)</text:p>
      <text:p text:style-name="P1">6 → Blue <text:s/>→ IC1 pin 11 (clock)</text:p>
      <text:p text:style-name="P1"/>
      <text:p text:style-name="P3">7 → → IC3 pin 14 (data)</text:p>
      <text:p text:style-name="P3">8 → → IC3 pin 12 (latch)</text:p>
      <text:p text:style-name="P3">9 → → IC3 pin 11 (clock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4T20:23:25.639428388</dc:date>
    <meta:generator>LibreOffice/4.2.8.2$Linux_X86_64 LibreOffice_project/420m0$Build-2</meta:generator>
    <meta:editing-duration>PT3H37M9S</meta:editing-duration>
    <meta:editing-cycles>4</meta:editing-cycles>
    <meta:document-statistic meta:table-count="0" meta:image-count="0" meta:object-count="0" meta:page-count="1" meta:paragraph-count="6" meta:word-count="45" meta:character-count="161" meta:non-whitespace-character-count="120"/>
  </office:meta>
</office:document-meta>
</file>